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4">
            <text:p>GX-5084</text:p>
          </table:table-cell>
          <table:table-cell office:value-type="float" office:value="59.2">
            <text:p>59.2</text:p>
          </table:table-cell>
          <table:table-cell office:value-type="float" office:value="-70.25">
            <text:p>-70.25</text:p>
          </table:table-cell>
          <table:table-cell office:value-type="float" office:value="6925.0">
            <text:p>6925.0</text:p>
          </table:table-cell>
          <table:table-cell office:value-type="float" office:value="221.0">
            <text:p>221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3.0">
            <text:p>113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QC-352">
            <text:p>QC-352</text:p>
          </table:table-cell>
          <table:table-cell office:value-type="float" office:value="59.99">
            <text:p>59.99</text:p>
          </table:table-cell>
          <table:table-cell office:value-type="float" office:value="-69.8">
            <text:p>-69.8</text:p>
          </table:table-cell>
          <table:table-cell office:value-type="float" office:value="4345.0">
            <text:p>4345.0</text:p>
          </table:table-cell>
          <table:table-cell office:value-type="float" office:value="112.0">
            <text:p>11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34756">
            <text:p>BETA-34756</text:p>
          </table:table-cell>
          <table:table-cell office:value-type="float" office:value="60.5">
            <text:p>60.5</text:p>
          </table:table-cell>
          <table:table-cell office:value-type="float" office:value="-67.85">
            <text:p>-67.85</text:p>
          </table:table-cell>
          <table:table-cell office:value-type="float" office:value="6860.0">
            <text:p>6860.0</text:p>
          </table:table-cell>
          <table:table-cell office:value-type="float" office:value="121.0">
            <text:p>121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auriolGray1987,VacchiEtal2018">
            <text:p>LauriolGray1987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271">
            <text:p>DIC-1271</text:p>
          </table:table-cell>
          <table:table-cell office:value-type="float" office:value="59.93">
            <text:p>59.93</text:p>
          </table:table-cell>
          <table:table-cell office:value-type="float" office:value="-69.66">
            <text:p>-69.66</text:p>
          </table:table-cell>
          <table:table-cell office:value-type="float" office:value="4770.0">
            <text:p>4770.0</text:p>
          </table:table-cell>
          <table:table-cell office:value-type="float" office:value="200.0">
            <text:p>20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272">
            <text:p>DIC-1272</text:p>
          </table:table-cell>
          <table:table-cell office:value-type="float" office:value="59.93">
            <text:p>59.93</text:p>
          </table:table-cell>
          <table:table-cell office:value-type="float" office:value="-69.66">
            <text:p>-69.66</text:p>
          </table:table-cell>
          <table:table-cell office:value-type="float" office:value="3020.0">
            <text:p>3020.0</text:p>
          </table:table-cell>
          <table:table-cell office:value-type="float" office:value="60.0">
            <text:p>6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273">
            <text:p>DIC-1273</text:p>
          </table:table-cell>
          <table:table-cell office:value-type="float" office:value="59.93">
            <text:p>59.93</text:p>
          </table:table-cell>
          <table:table-cell office:value-type="float" office:value="-69.66">
            <text:p>-69.66</text:p>
          </table:table-cell>
          <table:table-cell office:value-type="float" office:value="1800.0">
            <text:p>1800.0</text:p>
          </table:table-cell>
          <table:table-cell office:value-type="float" office:value="75.0">
            <text:p>7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277">
            <text:p>DIC-1277</text:p>
          </table:table-cell>
          <table:table-cell office:value-type="float" office:value="58.9">
            <text:p>58.9</text:p>
          </table:table-cell>
          <table:table-cell office:value-type="float" office:value="-69.88">
            <text:p>-69.88</text:p>
          </table:table-cell>
          <table:table-cell office:value-type="float" office:value="6690.0">
            <text:p>6690.0</text:p>
          </table:table-cell>
          <table:table-cell office:value-type="float" office:value="125.0">
            <text:p>125.0</text:p>
          </table:table-cell>
          <table:table-cell office:value-type="string" office:value="shells (mya truncata)">
            <text:p>shells (mya truncata)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GrayEtal1993,VacchiEtal2018">
            <text:p>GrayEtal1993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516">
            <text:p>DIC-1516</text:p>
          </table:table-cell>
          <table:table-cell office:value-type="float" office:value="59.05">
            <text:p>59.05</text:p>
          </table:table-cell>
          <table:table-cell office:value-type="float" office:value="-69.84">
            <text:p>-69.84</text:p>
          </table:table-cell>
          <table:table-cell office:value-type="float" office:value="5560.0">
            <text:p>5560.0</text:p>
          </table:table-cell>
          <table:table-cell office:value-type="float" office:value="78.0">
            <text:p>78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517">
            <text:p>DIC-1517</text:p>
          </table:table-cell>
          <table:table-cell office:value-type="float" office:value="58.75">
            <text:p>58.75</text:p>
          </table:table-cell>
          <table:table-cell office:value-type="float" office:value="-70.0">
            <text:p>-70.0</text:p>
          </table:table-cell>
          <table:table-cell office:value-type="float" office:value="5440.0">
            <text:p>5440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SC-1530">
            <text:p>GSC-1530</text:p>
          </table:table-cell>
          <table:table-cell office:value-type="float" office:value="60.5">
            <text:p>60.5</text:p>
          </table:table-cell>
          <table:table-cell office:value-type="float" office:value="-67.85">
            <text:p>-67.85</text:p>
          </table:table-cell>
          <table:table-cell office:value-type="float" office:value="7310.0">
            <text:p>7310.0</text:p>
          </table:table-cell>
          <table:table-cell office:value-type="float" office:value="240.0">
            <text:p>2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Loken1978,VacchiEtal2018">
            <text:p>Loken1978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SC-2311">
            <text:p>GSC-2311</text:p>
          </table:table-cell>
          <table:table-cell office:value-type="float" office:value="59.2">
            <text:p>59.2</text:p>
          </table:table-cell>
          <table:table-cell office:value-type="float" office:value="-70.23">
            <text:p>-70.23</text:p>
          </table:table-cell>
          <table:table-cell office:value-type="float" office:value="6670.0">
            <text:p>6670.0</text:p>
          </table:table-cell>
          <table:table-cell office:value-type="float" office:value="50.0">
            <text:p>50.0</text:p>
          </table:table-cell>
          <table:table-cell office:value-type="string" office:value="clinocardium">
            <text:p>clinocardium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4738">
            <text:p>GX-4738</text:p>
          </table:table-cell>
          <table:table-cell office:value-type="float" office:value="59.25">
            <text:p>59.25</text:p>
          </table:table-cell>
          <table:table-cell office:value-type="float" office:value="-70.08">
            <text:p>-70.08</text:p>
          </table:table-cell>
          <table:table-cell office:value-type="float" office:value="7155.0">
            <text:p>7155.0</text:p>
          </table:table-cell>
          <table:table-cell office:value-type="float" office:value="180.0">
            <text:p>180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7.0">
            <text:p>87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4740">
            <text:p>GX-4740</text:p>
          </table:table-cell>
          <table:table-cell office:value-type="float" office:value="59.3">
            <text:p>59.3</text:p>
          </table:table-cell>
          <table:table-cell office:value-type="float" office:value="-69.85">
            <text:p>-69.85</text:p>
          </table:table-cell>
          <table:table-cell office:value-type="float" office:value="6185.0">
            <text:p>6185.0</text:p>
          </table:table-cell>
          <table:table-cell office:value-type="float" office:value="192.0">
            <text:p>19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4741">
            <text:p>GX-4741</text:p>
          </table:table-cell>
          <table:table-cell office:value-type="float" office:value="59.29">
            <text:p>59.29</text:p>
          </table:table-cell>
          <table:table-cell office:value-type="float" office:value="-69.8">
            <text:p>-69.8</text:p>
          </table:table-cell>
          <table:table-cell office:value-type="float" office:value="6065.0">
            <text:p>6065.0</text:p>
          </table:table-cell>
          <table:table-cell office:value-type="float" office:value="163.0">
            <text:p>16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4743">
            <text:p>GX-4743</text:p>
          </table:table-cell>
          <table:table-cell office:value-type="float" office:value="59.3">
            <text:p>59.3</text:p>
          </table:table-cell>
          <table:table-cell office:value-type="float" office:value="-69.76">
            <text:p>-69.76</text:p>
          </table:table-cell>
          <table:table-cell office:value-type="float" office:value="3640.0">
            <text:p>3640.0</text:p>
          </table:table-cell>
          <table:table-cell office:value-type="float" office:value="144.0">
            <text:p>14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3">
            <text:p>GX-5083</text:p>
          </table:table-cell>
          <table:table-cell office:value-type="float" office:value="59.2">
            <text:p>59.2</text:p>
          </table:table-cell>
          <table:table-cell office:value-type="float" office:value="-70.23">
            <text:p>-70.23</text:p>
          </table:table-cell>
          <table:table-cell office:value-type="float" office:value="6765.0">
            <text:p>6765.0</text:p>
          </table:table-cell>
          <table:table-cell office:value-type="float" office:value="168.0">
            <text:p>168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3.0">
            <text:p>93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5">
            <text:p>GX-5085</text:p>
          </table:table-cell>
          <table:table-cell office:value-type="float" office:value="59.2">
            <text:p>59.2</text:p>
          </table:table-cell>
          <table:table-cell office:value-type="float" office:value="-70.25">
            <text:p>-70.25</text:p>
          </table:table-cell>
          <table:table-cell office:value-type="float" office:value="7090.0">
            <text:p>7090.0</text:p>
          </table:table-cell>
          <table:table-cell office:value-type="float" office:value="230.0">
            <text:p>230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9.0">
            <text:p>119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6">
            <text:p>GX-5086</text:p>
          </table:table-cell>
          <table:table-cell office:value-type="float" office:value="59.3">
            <text:p>59.3</text:p>
          </table:table-cell>
          <table:table-cell office:value-type="float" office:value="-69.85">
            <text:p>-69.85</text:p>
          </table:table-cell>
          <table:table-cell office:value-type="float" office:value="6360.0">
            <text:p>6360.0</text:p>
          </table:table-cell>
          <table:table-cell office:value-type="float" office:value="230.0">
            <text:p>230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LauriolEtal1979,VacchiEtal2018">
            <text:p>LauriolEtal1979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7">
            <text:p>GX-5087</text:p>
          </table:table-cell>
          <table:table-cell office:value-type="float" office:value="59.3">
            <text:p>59.3</text:p>
          </table:table-cell>
          <table:table-cell office:value-type="float" office:value="-69.78">
            <text:p>-69.78</text:p>
          </table:table-cell>
          <table:table-cell office:value-type="float" office:value="5940.0">
            <text:p>5940.0</text:p>
          </table:table-cell>
          <table:table-cell office:value-type="float" office:value="177.0">
            <text:p>177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8">
            <text:p>GX-5088</text:p>
          </table:table-cell>
          <table:table-cell office:value-type="float" office:value="59.29">
            <text:p>59.29</text:p>
          </table:table-cell>
          <table:table-cell office:value-type="float" office:value="-69.8">
            <text:p>-69.8</text:p>
          </table:table-cell>
          <table:table-cell office:value-type="float" office:value="6110.0">
            <text:p>6110.0</text:p>
          </table:table-cell>
          <table:table-cell office:value-type="float" office:value="177.0">
            <text:p>177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91">
            <text:p>GX-5091</text:p>
          </table:table-cell>
          <table:table-cell office:value-type="float" office:value="58.9">
            <text:p>58.9</text:p>
          </table:table-cell>
          <table:table-cell office:value-type="float" office:value="-69.88">
            <text:p>-69.88</text:p>
          </table:table-cell>
          <table:table-cell office:value-type="float" office:value="5980.0">
            <text:p>5980.0</text:p>
          </table:table-cell>
          <table:table-cell office:value-type="float" office:value="205.0">
            <text:p>20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5.0">
            <text:p>14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yEtal1993,VacchiEtal2018">
            <text:p>GrayEtal1993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94">
            <text:p>GX-5094</text:p>
          </table:table-cell>
          <table:table-cell office:value-type="float" office:value="59.2">
            <text:p>59.2</text:p>
          </table:table-cell>
          <table:table-cell office:value-type="float" office:value="-70.23">
            <text:p>-70.23</text:p>
          </table:table-cell>
          <table:table-cell office:value-type="float" office:value="5885.0">
            <text:p>5885.0</text:p>
          </table:table-cell>
          <table:table-cell office:value-type="float" office:value="165.0">
            <text:p>165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4.0">
            <text:p>94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308">
            <text:p>GX-5308</text:p>
          </table:table-cell>
          <table:table-cell office:value-type="float" office:value="59.29">
            <text:p>59.29</text:p>
          </table:table-cell>
          <table:table-cell office:value-type="float" office:value="-69.61">
            <text:p>-69.61</text:p>
          </table:table-cell>
          <table:table-cell office:value-type="float" office:value="7310.0">
            <text:p>7310.0</text:p>
          </table:table-cell>
          <table:table-cell office:value-type="float" office:value="211.0">
            <text:p>211.0</text:p>
          </table:table-cell>
          <table:table-cell office:value-type="string" office:value="mytilus in sands and gravel">
            <text:p>mytilus in sands and grave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QC-356">
            <text:p>QC-356</text:p>
          </table:table-cell>
          <table:table-cell office:value-type="float" office:value="60.03">
            <text:p>60.03</text:p>
          </table:table-cell>
          <table:table-cell office:value-type="float" office:value="-70.37">
            <text:p>-70.37</text:p>
          </table:table-cell>
          <table:table-cell office:value-type="float" office:value="6895.0">
            <text:p>6895.0</text:p>
          </table:table-cell>
          <table:table-cell office:value-type="float" office:value="107.0">
            <text:p>107.0</text:p>
          </table:table-cell>
          <table:table-cell office:value-type="string" office:value="clinocardium">
            <text:p>clinocardium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58.65">
            <text:p>58.65</text:p>
          </table:table-cell>
          <table:table-cell office:value-type="float" office:value="-69.99">
            <text:p>-69.99</text:p>
          </table:table-cell>
          <table:table-cell office:value-type="float" office:value="1180.0">
            <text:p>1180.0</text:p>
          </table:table-cell>
          <table:table-cell office:value-type="float" office:value="55.0">
            <text:p>55.0</text:p>
          </table:table-cell>
          <table:table-cell office:value-type="string" office:value="organic mud">
            <text:p>organic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SimonEtal2016,VacchiEtal2018">
            <text:p>SimonEtal2016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